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Job</text:p>
          </table:table-cell>
          <table:table-cell table:number-columns-repeated="5"/>
        </table:table-row>
        <table:table-row table:style-name="ro1">
          <table:table-cell office:value-type="string">
            <text:p>JobID</text:p>
          </table:table-cell>
          <table:table-cell office:value-type="string">
            <text:p>DispatchID</text:p>
          </table:table-cell>
          <table:table-cell office:value-type="string">
            <text:p>TruckCoID</text:p>
          </table:table-cell>
          <table:table-cell office:value-type="string">
            <text:p>TruckID</text:p>
          </table:table-cell>
          <table:table-cell office:value-type="string">
            <text:p>DriverI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ispatch</text:p>
          </table:table-cell>
          <table:table-cell table:number-columns-repeated="5"/>
        </table:table-row>
        <table:table-row table:style-name="ro1">
          <table:table-cell office:value-type="string">
            <text:p>DispatchID</text:p>
          </table:table-cell>
          <table:table-cell office:value-type="string">
            <text:p>DispatchNa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ruckCo</text:p>
          </table:table-cell>
          <table:table-cell table:number-columns-repeated="5"/>
        </table:table-row>
        <table:table-row table:style-name="ro1">
          <table:table-cell office:value-type="string">
            <text:p>TruckCoID</text:p>
          </table:table-cell>
          <table:table-cell office:value-type="string">
            <text:p>TruckCoNa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river</text:p>
          </table:table-cell>
          <table:table-cell table:number-columns-repeated="5"/>
        </table:table-row>
        <table:table-row table:style-name="ro1">
          <table:table-cell office:value-type="string">
            <text:p>DriverID</text:p>
          </table:table-cell>
          <table:table-cell office:value-type="string">
            <text:p>DriverNa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iles</text:p>
          </table:table-cell>
          <table:table-cell table:number-columns-repeated="5"/>
        </table:table-row>
        <table:table-row table:style-name="ro1">
          <table:table-cell office:value-type="string">
            <text:p>JobID</text:p>
          </table:table-cell>
          <table:table-cell office:value-type="string">
            <text:p>Miles</text:p>
          </table:table-cell>
          <table:table-cell office:value-type="string">
            <text:p>DeadHead</text:p>
          </table:table-cell>
          <table:table-cell office:value-type="string">
            <text:p>TotalMiles</text:p>
          </table:table-cell>
          <table:table-cell office:value-type="string">
            <text:p>StandBy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aid</text:p>
          </table:table-cell>
          <table:table-cell table:number-columns-repeated="5"/>
        </table:table-row>
        <table:table-row table:style-name="ro1">
          <table:table-cell office:value-type="string">
            <text:p>JobID</text:p>
          </table:table-cell>
          <table:table-cell office:value-type="string">
            <text:p>Paid</text:p>
          </table:table-cell>
          <table:table-cell office:value-type="string">
            <text:p>MileRate</text:p>
          </table:table-cell>
          <table:table-cell office:value-type="string">
            <text:p>StandbyRate</text:p>
          </table:table-cell>
          <table:table-cell office:value-type="string">
            <text:p>DeadHeadRate</text:p>
          </table:table-cell>
          <table:table-cell office:value-type="string">
            <text:p>TotalOwe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oute</text:p>
          </table:table-cell>
          <table:table-cell table:number-columns-repeated="5"/>
        </table:table-row>
        <table:table-row table:style-name="ro1">
          <table:table-cell office:value-type="string">
            <text:p>JobID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otes</text:p>
          </table:table-cell>
          <table:table-cell table:number-columns-repeated="5"/>
        </table:table-row>
        <table:table-row table:style-name="ro1">
          <table:table-cell office:value-type="string">
            <text:p>JobID</text:p>
          </table:table-cell>
          <table:table-cell office:value-type="string">
            <text:p>Notes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10/28/2017</text:date>, <text:time>12:5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arnes</meta:initial-creator>
    <meta:creation-date>2017-10-26T12:13:39</meta:creation-date>
    <dc:date>2017-10-28T12:55:11</dc:date>
    <dc:creator>David Barnes</dc:creator>
    <meta:editing-duration>PT7M38S</meta:editing-duration>
    <meta:editing-cycles>2</meta:editing-cycles>
    <meta:generator>OpenOffice/4.1.4$Unix OpenOffice.org_project/414m5$Build-9788</meta:generator>
    <meta:document-statistic meta:table-count="3" meta:cell-count="36" meta:object-count="0"/>
  </office:meta>
</office:document-meta>
</file>